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HUANARI TEJADA VICTOR AUGUS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ORRES RENGIFO, SANITH KELL YELLIZAB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6082065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 PEKIN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00:53:13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